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57ff" officeooo:paragraph-rsid="00a560b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19eb27" officeooo:paragraph-rsid="001c0208" style:font-weight-asian="bold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9pt" fo:font-weight="bold" officeooo:rsid="003357ff" officeooo:paragraph-rsid="00376743" style:font-size-asian="9pt" style:font-weight-asian="bold" style:font-size-complex="9pt" style:font-weight-complex="bold"/>
    </style:style>
    <style:style style:name="P6" style:family="paragraph" style:parent-style-name="Standard">
      <style:text-properties officeooo:paragraph-rsid="006b2331"/>
    </style:style>
    <style:style style:name="P7" style:family="paragraph" style:parent-style-name="Standard">
      <style:paragraph-properties fo:text-align="start" style:justify-single-word="false"/>
      <style:text-properties officeooo:paragraph-rsid="00ae59d9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ae59d9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ae59d9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9dae07" officeooo:paragraph-rsid="009dae07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42fb5" officeooo:paragraph-rsid="00842fb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3f4" officeooo:paragraph-rsid="00a863f4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6f6" officeooo:paragraph-rsid="00a866f6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5aeab" officeooo:paragraph-rsid="0092438e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94d943" officeooo:paragraph-rsid="0094d943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842fb5" officeooo:paragraph-rsid="008ffdab" style:font-weight-asian="normal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42fb5"/>
    </style:style>
    <style:style style:name="P18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9b75b"/>
    </style:style>
    <style:style style:name="P19" style:family="paragraph" style:parent-style-name="Standard" style:list-style-name="L2">
      <style:paragraph-properties fo:text-align="start" style:justify-single-word="false"/>
      <style:text-properties fo:color="#3faf46" loext:opacity="100%" officeooo:rsid="00a866f6" officeooo:paragraph-rsid="00a866f6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700311" officeooo:paragraph-rsid="0091e59f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98362" officeooo:paragraph-rsid="0091e59f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a2b7" officeooo:paragraph-rsid="00aabc70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3052a" officeooo:paragraph-rsid="00ad6c29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3052a" officeooo:paragraph-rsid="00a3052a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863f4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abc70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6a6cc" officeooo:paragraph-rsid="00aa7e5f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5ea" officeooo:paragraph-rsid="008c6596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e44b" officeooo:paragraph-rsid="00700311" style:font-size-asian="12pt" style:font-weight-asian="normal" style:font-size-complex="12pt" style:font-weight-complex="normal"/>
    </style:style>
    <style:style style:name="P30" style:family="paragraph" style:parent-style-name="Standard" style:list-style-name="L7">
      <style:text-properties style:text-line-through-style="none" style:text-line-through-type="none" style:font-name="DejaVu Sans Condensed1" fo:font-size="9pt" officeooo:paragraph-rsid="0093e71b" style:font-size-asian="9pt" style:font-size-complex="9pt"/>
    </style:style>
    <style:style style:name="P31" style:family="paragraph" style:parent-style-name="Standard" style:list-style-name="L7">
      <style:text-properties style:text-line-through-style="none" style:text-line-through-type="none" style:font-name="DejaVu Sans Condensed1" fo:font-size="9pt" officeooo:rsid="00714116" officeooo:paragraph-rsid="00714116" style:font-size-asian="9pt" style:font-size-complex="9pt"/>
    </style:style>
    <style:style style:name="P32" style:family="paragraph" style:parent-style-name="Standard" style:list-style-name="L7">
      <style:text-properties style:text-line-through-style="none" style:text-line-through-type="none" style:font-name="DejaVu Sans Condensed1" fo:font-size="9pt" fo:font-weight="normal" officeooo:rsid="00946434" officeooo:paragraph-rsid="00946434" style:font-size-asian="9pt" style:font-weight-asian="normal" style:font-size-complex="9pt" style:font-weight-complex="normal"/>
    </style:style>
    <style:style style:name="P33" style:family="paragraph" style:parent-style-name="Standard" style:list-style-name="L7">
      <style:text-properties style:text-line-through-style="none" style:text-line-through-type="none" style:font-name="DejaVu Sans Condensed1" fo:font-size="9pt" fo:font-weight="normal" officeooo:rsid="00a15be9" officeooo:paragraph-rsid="00a15be9" style:font-size-asian="9pt" style:font-weight-asian="normal" style:font-size-complex="9pt" style:font-weight-complex="normal"/>
    </style:style>
    <style:style style:name="P34" style:family="paragraph" style:parent-style-name="Standard" style:list-style-name="L7">
      <style:text-properties style:text-line-through-style="none" style:text-line-through-type="none" style:font-name="DejaVu Sans Condensed1" fo:font-size="9pt" fo:font-weight="normal" officeooo:rsid="00714116" officeooo:paragraph-rsid="00714116" style:font-size-asian="9pt" style:font-weight-asian="normal" style:font-size-complex="9pt" style:font-weight-complex="normal"/>
    </style:style>
    <style:style style:name="P35" style:family="paragraph" style:parent-style-name="Standard" style:list-style-name="L7">
      <style:text-properties style:text-line-through-style="none" style:text-line-through-type="none" style:font-name="DejaVu Sans Condensed1" fo:font-size="9pt" fo:font-weight="normal" officeooo:rsid="0070bb29" officeooo:paragraph-rsid="00389feb" style:font-size-asian="9pt" style:font-weight-asian="normal" style:font-size-complex="9pt" style:font-weight-complex="normal"/>
    </style:style>
    <style:style style:name="P36" style:family="paragraph" style:parent-style-name="Standard" style:list-style-name="L7">
      <style:text-properties style:text-line-through-style="none" style:text-line-through-type="none" style:font-name="DejaVu Sans Condensed1" fo:font-size="9pt" fo:font-weight="normal" officeooo:rsid="0070bb29" officeooo:paragraph-rsid="0070bb29" style:font-size-asian="9pt" style:font-weight-asian="normal" style:font-size-complex="9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officeooo:paragraph-rsid="00a866f6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aabc70"/>
    </style:style>
    <style:style style:name="P39" style:family="paragraph" style:parent-style-name="Standard" style:list-style-name="L2">
      <style:paragraph-properties fo:text-align="start" style:justify-single-word="false"/>
      <style:text-properties officeooo:paragraph-rsid="00aa7e5f"/>
    </style:style>
    <style:style style:name="P40" style:family="paragraph" style:parent-style-name="Standard" style:list-style-name="L2">
      <style:paragraph-properties fo:text-align="start" style:justify-single-word="false"/>
      <style:text-properties officeooo:paragraph-rsid="009be1f4"/>
    </style:style>
    <style:style style:name="P41" style:family="paragraph" style:parent-style-name="Standard" style:list-style-name="L7">
      <style:text-properties fo:font-size="9pt" officeooo:paragraph-rsid="00946434" style:font-size-asian="9pt" style:font-size-complex="9pt"/>
    </style:style>
    <style:style style:name="P42" style:family="paragraph" style:parent-style-name="Standard" style:list-style-name="L7">
      <style:text-properties fo:font-size="9pt" officeooo:paragraph-rsid="0070bb29" style:font-size-asian="9pt" style:font-size-complex="9pt"/>
    </style:style>
    <style:style style:name="P43" style:family="paragraph" style:parent-style-name="Standard" style:list-style-name="L7">
      <style:text-properties fo:font-size="9pt" fo:font-weight="bold" officeooo:rsid="00714116" officeooo:paragraph-rsid="00714116" style:font-size-asian="9pt" style:font-weight-asian="bold" style:font-size-complex="9pt" style:font-weight-complex="bold"/>
    </style:style>
    <style:style style:name="T1" style:family="text">
      <style:text-properties style:text-line-through-style="none" style:text-line-through-type="none" style:font-name="DejaVu Sans Condensed1"/>
    </style:style>
    <style:style style:name="T2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3cc84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6a2d83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6a71e9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842fb5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89b75b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8e0b33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8ffdab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99b344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99df45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9b53ad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9be1f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a863f4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aa7e5f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6e2fa8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abd3f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70031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6b2331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5f939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82ff7f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63cc8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6a2d83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6a71e9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8e0b33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842fb5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8ffdab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99b344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99df45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9b53ad" style:font-size-asian="12pt" style:font-weight-asian="bold" style:font-size-complex="12pt" style:font-weight-complex="bold"/>
    </style:style>
    <style:style style:name="T40" style:family="text">
      <style:text-properties style:text-line-through-style="none" style:text-line-through-type="none" style:font-name="DejaVu Sans Condensed1" fo:font-size="12pt" fo:font-weight="bold" officeooo:rsid="00a863f4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1" fo:font-size="12pt" fo:font-weight="bold" officeooo:rsid="00aa7e5f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1" fo:font-size="12pt" fo:font-weight="bold" officeooo:rsid="00abd3fd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1" fo:font-size="12pt" fo:font-weight="bold" officeooo:rsid="009be1f4" style:font-size-asian="12pt" style:font-weight-asian="bold" style:font-size-complex="12pt" style:font-weight-complex="bold"/>
    </style:style>
    <style:style style:name="T45" style:family="text">
      <style:text-properties style:text-line-through-style="none" style:text-line-through-type="none" style:font-name="DejaVu Sans Condensed1" fo:font-weight="bold" officeooo:rsid="003a516d" style:font-weight-asian="bold" style:font-weight-complex="bold"/>
    </style:style>
    <style:style style:name="T46" style:family="text">
      <style:text-properties style:text-line-through-style="none" style:text-line-through-type="none" style:font-name="DejaVu Sans Condensed1" fo:font-weight="bold" officeooo:rsid="0070bb29" style:font-weight-asian="bold" style:font-weight-complex="bold"/>
    </style:style>
    <style:style style:name="T47" style:family="text">
      <style:text-properties style:text-line-through-style="none" style:text-line-through-type="none" style:font-name="DejaVu Sans Condensed1" fo:font-weight="bold" officeooo:rsid="00389feb" style:font-weight-asian="bold" style:font-weight-complex="bold"/>
    </style:style>
    <style:style style:name="T48" style:family="text">
      <style:text-properties style:text-line-through-style="none" style:text-line-through-type="none" style:font-name="DejaVu Sans Condensed1" fo:font-weight="normal" officeooo:rsid="003a516d" style:font-weight-asian="normal" style:font-weight-complex="normal"/>
    </style:style>
    <style:style style:name="T49" style:family="text">
      <style:text-properties style:text-line-through-style="none" style:text-line-through-type="none" style:font-name="DejaVu Sans Condensed1" fo:font-weight="normal" officeooo:rsid="00714116" style:font-weight-asian="normal" style:font-weight-complex="normal"/>
    </style:style>
    <style:style style:name="T50" style:family="text">
      <style:text-properties style:text-line-through-style="none" style:text-line-through-type="none" style:font-name="DejaVu Sans Condensed1" fo:font-weight="normal" officeooo:rsid="00815d20" style:font-weight-asian="normal" style:font-weight-complex="normal"/>
    </style:style>
    <style:style style:name="T51" style:family="text">
      <style:text-properties style:text-line-through-style="none" style:text-line-through-type="none" style:font-name="DejaVu Sans Condensed1" fo:font-weight="normal" officeooo:rsid="00946434" style:font-weight-asian="normal" style:font-weight-complex="normal"/>
    </style:style>
    <style:style style:name="T52" style:family="text">
      <style:text-properties style:text-line-through-style="none" style:text-line-through-type="none" style:font-name="DejaVu Sans Condensed1" fo:font-weight="normal" officeooo:rsid="0070bb29" style:font-weight-asian="normal" style:font-weight-complex="normal"/>
    </style:style>
    <style:style style:name="T53" style:family="text">
      <style:text-properties style:text-line-through-style="none" style:text-line-through-type="none" style:font-name="DejaVu Sans Condensed1" fo:font-weight="normal" officeooo:rsid="00389feb" style:font-weight-asian="normal" style:font-weight-complex="normal"/>
    </style:style>
    <style:style style:name="T54" style:family="text">
      <style:text-properties style:text-line-through-style="none" style:text-line-through-type="none" style:font-name="DejaVu Sans Condensed1" officeooo:rsid="0070bb29"/>
    </style:style>
    <style:style style:name="T55" style:family="text">
      <style:text-properties style:text-line-through-style="none" style:text-line-through-type="none" style:font-name="DejaVu Sans Condensed" fo:font-weight="normal" officeooo:rsid="0070bb29" style:font-weight-asian="normal" style:font-weight-complex="normal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6b2331" style:font-size-asian="12pt" style:font-size-complex="12pt"/>
    </style:style>
    <style:style style:name="T58" style:family="text">
      <style:text-properties fo:font-size="12pt" officeooo:rsid="007a519b" style:font-size-asian="12pt" style:font-size-complex="12pt"/>
    </style:style>
    <style:style style:name="T59" style:family="text">
      <style:text-properties fo:font-size="12pt" officeooo:rsid="0063cc84" style:font-size-asian="12pt" style:font-size-complex="12pt"/>
    </style:style>
    <style:style style:name="T60" style:family="text">
      <style:text-properties fo:font-size="12pt" officeooo:rsid="00698362" style:font-size-asian="12pt" style:font-size-complex="12pt"/>
    </style:style>
    <style:style style:name="T61" style:family="text">
      <style:text-properties fo:font-size="12pt" officeooo:rsid="008ffdab" style:font-size-asian="12pt" style:font-size-complex="12pt"/>
    </style:style>
    <style:style style:name="T62" style:family="text">
      <style:text-properties fo:font-size="12pt" officeooo:rsid="00a863f4" style:font-size-asian="12pt" style:font-size-complex="12pt"/>
    </style:style>
    <style:style style:name="T63" style:family="text">
      <style:text-properties fo:font-size="12pt" officeooo:rsid="00a9e175" style:font-size-asian="12pt" style:font-size-complex="12pt"/>
    </style:style>
    <style:style style:name="T64" style:family="text">
      <style:text-properties fo:font-size="12pt" officeooo:rsid="00aabc70" style:font-size-asian="12pt" style:font-size-complex="12pt"/>
    </style:style>
    <style:style style:name="T65" style:family="text">
      <style:text-properties fo:font-size="12pt" fo:font-weight="bold" style:font-size-asian="12pt" style:font-weight-asian="bold" style:font-size-complex="12pt" style:font-weight-complex="bold"/>
    </style:style>
    <style:style style:name="T66" style:family="text">
      <style:text-properties fo:font-size="12pt" fo:font-weight="bold" officeooo:rsid="0063cc84" style:font-size-asian="12pt" style:font-weight-asian="bold" style:font-size-complex="12pt" style:font-weight-complex="bold"/>
    </style:style>
    <style:style style:name="T67" style:family="text">
      <style:text-properties fo:font-size="12pt" fo:font-weight="bold" officeooo:rsid="0065a2b7" style:font-size-asian="12pt" style:font-weight-asian="bold" style:font-size-complex="12pt" style:font-weight-complex="bold"/>
    </style:style>
    <style:style style:name="T68" style:family="text">
      <style:text-properties fo:font-size="12pt" fo:font-weight="bold" officeooo:rsid="00698362" style:font-size-asian="12pt" style:font-weight-asian="bold" style:font-size-complex="12pt" style:font-weight-complex="bold"/>
    </style:style>
    <style:style style:name="T69" style:family="text">
      <style:text-properties officeooo:rsid="0077387a"/>
    </style:style>
    <style:style style:name="T70" style:family="text">
      <style:text-properties officeooo:rsid="00792577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63cc84" style:font-weight-asian="bold" style:font-weight-complex="bold"/>
    </style:style>
    <style:style style:name="T73" style:family="text">
      <style:text-properties fo:font-weight="bold" officeooo:rsid="0065a2b7" style:font-weight-asian="bold" style:font-weight-complex="bold"/>
    </style:style>
    <style:style style:name="T74" style:family="text">
      <style:text-properties fo:font-weight="bold" officeooo:rsid="006789b6" style:font-weight-asian="bold" style:font-weight-complex="bold"/>
    </style:style>
    <style:style style:name="T75" style:family="text">
      <style:text-properties fo:font-weight="bold" officeooo:rsid="00aabc70" style:font-weight-asian="bold" style:font-weight-complex="bold"/>
    </style:style>
    <style:style style:name="T76" style:family="text">
      <style:text-properties fo:font-weight="bold" officeooo:rsid="00aa7e5f" style:font-weight-asian="bold" style:font-weight-complex="bold"/>
    </style:style>
    <style:style style:name="T77" style:family="text">
      <style:text-properties fo:font-weight="bold" officeooo:rsid="00abd3fd" style:font-weight-asian="bold" style:font-weight-complex="bold"/>
    </style:style>
    <style:style style:name="T78" style:family="text">
      <style:text-properties fo:font-weight="bold" officeooo:rsid="0091e59f" style:font-weight-asian="bold" style:font-weight-complex="bold"/>
    </style:style>
    <style:style style:name="T79" style:family="text">
      <style:text-properties fo:font-weight="bold" officeooo:rsid="00ad6c29" style:font-weight-asian="bold" style:font-weight-complex="bold"/>
    </style:style>
    <style:style style:name="T80" style:family="text">
      <style:text-properties fo:font-weight="bold" officeooo:rsid="003a516d" style:font-weight-asian="bold" style:font-weight-complex="bold"/>
    </style:style>
    <style:style style:name="T81" style:family="text">
      <style:text-properties fo:font-weight="bold" officeooo:rsid="0093e71b" style:font-weight-asian="bold" style:font-weight-complex="bold"/>
    </style:style>
    <style:style style:name="T82" style:family="text">
      <style:text-properties fo:font-weight="bold" officeooo:rsid="0059593b" style:font-weight-asian="bold" style:font-weight-complex="bold"/>
    </style:style>
    <style:style style:name="T83" style:family="text">
      <style:text-properties fo:font-weight="bold" officeooo:rsid="00ae8766" style:font-weight-asian="bold" style:font-weight-complex="bold"/>
    </style:style>
    <style:style style:name="T84" style:family="text">
      <style:text-properties fo:font-weight="bold" officeooo:rsid="00af3c6a" style:font-weight-asian="bold" style:font-weight-complex="bold"/>
    </style:style>
    <style:style style:name="T85" style:family="text">
      <style:text-properties officeooo:rsid="008c6596"/>
    </style:style>
    <style:style style:name="T86" style:family="text">
      <style:text-properties fo:font-weight="normal" style:font-weight-asian="normal" style:font-weight-complex="normal"/>
    </style:style>
    <style:style style:name="T87" style:family="text">
      <style:text-properties fo:font-weight="normal" officeooo:rsid="0093e71b" style:font-weight-asian="normal" style:font-weight-complex="normal"/>
    </style:style>
    <style:style style:name="T88" style:family="text">
      <style:text-properties fo:font-weight="normal" officeooo:rsid="003f7281" style:font-weight-asian="normal" style:font-weight-complex="normal"/>
    </style:style>
    <style:style style:name="T89" style:family="text">
      <style:text-properties fo:font-weight="normal" officeooo:rsid="003a516d" style:font-weight-asian="normal" style:font-weight-complex="normal"/>
    </style:style>
    <style:style style:name="T90" style:family="text">
      <style:text-properties style:font-name="DejaVu Sans Condensed" fo:font-weight="bold" style:font-weight-asian="bold" style:font-weight-complex="bold"/>
    </style:style>
    <style:style style:name="T91" style:family="text">
      <style:text-properties officeooo:rsid="0092438e"/>
    </style:style>
    <style:style style:name="T92" style:family="text">
      <style:text-properties officeooo:rsid="009dc744"/>
    </style:style>
    <style:style style:name="T93" style:family="text">
      <style:text-properties officeooo:rsid="00a15be9"/>
    </style:style>
    <style:style style:name="T94" style:family="text">
      <style:text-properties fo:color="#3faf46" loext:opacity="100%" style:text-line-through-style="none" style:text-line-through-type="none" style:font-name="DejaVu Sans Condensed1" fo:font-size="12pt" fo:font-weight="normal" officeooo:rsid="00a866f6" style:font-size-asian="12pt" style:font-weight-asian="normal" style:font-size-complex="12pt" style:font-weight-complex="normal"/>
    </style:style>
    <style:style style:name="T95" style:family="text">
      <style:text-properties fo:color="#3faf46" loext:opacity="100%"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96" style:family="text">
      <style:text-properties officeooo:rsid="0063cc84"/>
    </style:style>
    <style:style style:name="T97" style:family="text">
      <style:text-properties officeooo:rsid="006789b6"/>
    </style:style>
    <style:style style:name="T98" style:family="text">
      <style:text-properties officeooo:rsid="0091e59f"/>
    </style:style>
    <style:style style:name="T99" style:family="text">
      <style:text-properties officeooo:rsid="00aa7e5f"/>
    </style:style>
    <style:style style:name="T100" style:family="text">
      <style:text-properties officeooo:rsid="00aabc70"/>
    </style:style>
    <style:style style:name="T101" style:family="text">
      <style:text-properties style:use-window-font-color="true" loext:opacity="0%" fo:font-size="12pt" officeooo:rsid="00a863f4" style:font-size-asian="12pt" style:font-size-complex="12pt"/>
    </style:style>
    <style:style style:name="T102" style:family="text">
      <style:text-properties style:use-window-font-color="true" loext:opacity="0%" fo:font-size="12pt" fo:font-weight="bold" officeooo:rsid="00a863f4" style:font-size-asian="12pt" style:font-weight-asian="bold" style:font-size-complex="12pt" style:font-weight-complex="bold"/>
    </style:style>
    <style:style style:name="T103" style:family="text">
      <style:text-properties fo:color="#c9211e" loext:opacity="100%"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104" style:family="text">
      <style:text-properties officeooo:rsid="00abd3fd"/>
    </style:style>
    <style:style style:name="T105" style:family="text">
      <style:text-properties officeooo:rsid="00ad6c29"/>
    </style:style>
    <style:style style:name="T106" style:family="text">
      <style:text-properties officeooo:rsid="0035db3e"/>
    </style:style>
    <style:style style:name="T107" style:family="text">
      <style:text-properties officeooo:rsid="00aeba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8">1<text:span text:style-name="T106">xx</text:span> - Controls</text:p>
          </table:table-cell>
          <table:table-cell table:style-name="Table1.B1" office:value-type="string">
            <text:p text:style-name="P9">2xx - Ground</text:p>
          </table:table-cell>
          <table:table-cell table:style-name="Table1.C1" office:value-type="string">
            <text:p text:style-name="P9">3xx - Flight</text:p>
          </table:table-cell>
          <table:table-cell table:style-name="Table1.C1" office:value-type="string">
            <text:p text:style-name="P9">4xx - A2A</text:p>
          </table:table-cell>
          <table:table-cell table:style-name="Table1.C1" office:value-type="string">
            <text:p text:style-name="P9">5xx - A2G</text:p>
          </table:table-cell>
          <table:table-cell table:style-name="Table1.F1" office:value-type="string">
            <text:p text:style-name="P9">6xx - Misc</text:p>
          </table:table-cell>
        </table:table-row>
      </table:table>
      <text:p text:style-name="P7"><text:span text:style-name="T30">2</text:span><text:span text:style-name="T22">0</text:span><text:span text:style-name="T30">2</text:span><text:span text:style-name="T23"> - </text:span><text:span text:style-name="T24">Ground</text:span><text:span text:style-name="T21"> - </text:span><text:span text:style-name="T25">Pre</text:span><text:span text:style-name="T21">f</text:span><text:span text:style-name="T26">light</text:span><text:span text:style-name="T27">,</text:span><text:span text:style-name="T28"> </text:span><text:span text:style-name="T29">Performance Limits</text:span></text:p>
      <text:p text:style-name="P1"/>
      <text:p text:style-name="P4"><text:span text:style-name="T57">PILOT </text:span><text:span text:style-name="T56">Before takeoff (</text:span><text:span text:style-name="T62">from </text:span><text:span text:style-name="T56">hot start)</text:span><text:span text:style-name="T64"> -- WIP</text:span></text:p>
      <text:list text:style-name="L1">
        <text:list-item>
          <text:p text:style-name="P10">Green = Aleady done in Havoc's Quick Autostart script</text:p>
        </text:list-item>
      </text:list>
      <text:list xml:id="list1302239161" text:style-name="L2">
        <text:list-item>
          <text:p text:style-name="P15"><text:span text:style-name="T65">POWER levers</text:span><text:span text:style-name="T56"> ... </text:span><text:span text:style-name="T65">FLY</text:span><text:span text:style-name="T56"> (Numpad + and hold to advance smoothly</text:span><text:span text:style-name="T63">, use short increments</text:span><text:span text:style-name="T56">)</text:span></text:p>
        </text:list-item>
        <text:list-item>
          <text:p text:style-name="P20"><text:span text:style-name="T65">Lights</text:span><text:span text:style-name="T58"> </text:span><text:span text:style-name="T61">... As desired </text:span><text:span text:style-name="T58">(left console rear)</text:span></text:p>
        </text:list-item>
      </text:list>
      <text:list text:style-name="L3">
        <text:list-item>
          <text:list>
            <text:list-item>
              <text:p text:style-name="P21">SIGNAL knob controls warning/caution/advisory (WCA) lights. <text:s/>If FLOOD knob is turned up past midpoint, WCA lights will automatically be set to daytime brightness. <text:s/>To restore nighttime brightness, ensure FLOOD knob is set lower than halfway, then turn SIGNAL knob to RST position and then back down to desired nighttime brightness.</text:p>
            </text:list-item>
          </text:list>
        </text:list-item>
      </text:list>
      <text:list xml:id="list172914546620515" text:continue-list="list1302239161" text:style-name="L2">
        <text:list-item>
          <text:p text:style-name="P16"><text:span text:style-name="T101">If over </text:span><text:span text:style-name="T102">78%</text:span><text:span text:style-name="T101"> fuel: </text:span><text:span text:style-name="T60">Enable </text:span><text:span text:style-name="T68">aux fuel tank</text:span><text:span text:style-name="T59">: </text:span><text:span text:style-name="T67">[</text:span><text:span text:style-name="T66">M</text:span><text:span text:style-name="T67">]</text:span><text:span text:style-name="T59"> &gt; </text:span><text:span text:style-name="T66">FUEL</text:span><text:span text:style-name="T59"> &gt; </text:span><text:span text:style-name="T66">C AUX</text:span><text:span text:style-name="T59"> (L2)</text:span></text:p>
        </text:list-item>
        <text:list-item>
          <text:p text:style-name="P17"><text:span text:style-name="T35">CMWS</text:span><text:span text:style-name="T6"> ... </text:span><text:span text:style-name="T14">S</text:span><text:span text:style-name="T7">et up</text:span><text:span text:style-name="T6">:</text:span></text:p>
          <text:list>
            <text:list-item>
              <text:p text:style-name="P17"><text:span text:style-name="T34">PWR</text:span><text:span text:style-name="T6"> knob ... </text:span><text:span text:style-name="T35">ON</text:span></text:p>
            </text:list-item>
            <text:list-item>
              <text:p text:style-name="P11"><text:span text:style-name="T71">ARM/SAFE</text:span> switch ... <text:span text:style-name="T71">ARM</text:span></text:p>
            </text:list-item>
            <text:list-item>
              <text:p text:style-name="P11"><text:span text:style-name="T71">CMWS/NAV</text:span> switch ... <text:span text:style-name="T71">CMWS</text:span> (enables CMWS audio warnings)</text:p>
            </text:list-item>
            <text:list-item>
              <text:p text:style-name="P17"><text:span text:style-name="T35">BYPASS/AUTO</text:span><text:span text:style-name="T6"> switch ... </text:span><text:span text:style-name="T35">BYPASS</text:span></text:p>
            </text:list-item>
          </text:list>
        </text:list-item>
        <text:list-item>
          <text:p text:style-name="P18"><text:span text:style-name="T3">Set up </text:span><text:span text:style-name="T31">TSD options</text:span><text:span text:style-name="T32"> for both NAV and ATK phases</text:span><text:span text:style-name="T4"> (</text:span><text:span text:style-name="T32">B2</text:span><text:span text:style-name="T4"> OSB to toggle phase)</text:span><text:span text:style-name="T3">:</text:span></text:p>
          <text:list>
            <text:list-item>
              <text:p text:style-name="P18"><text:span text:style-name="T43">[</text:span><text:span text:style-name="T40">TSD</text:span><text:span text:style-name="T43">]</text:span><text:span text:style-name="T14"> &gt; </text:span><text:span text:style-name="T36">SHOW</text:span><text:span text:style-name="T9">, then </text:span><text:span text:style-name="T36">left</text:span><text:span text:style-name="T5"> and </text:span><text:span text:style-name="T36">r</text:span><text:span text:style-name="T33">ight</text:span><text:span text:style-name="T4"> OSBs</text:span><text:span text:style-name="T8"> list the various options</text:span><text:span text:style-name="T4">.</text:span><text:span text:style-name="T14"> <text:s/>Recommended:</text:span></text:p>
              <text:list>
                <text:list-item>
                  <text:p text:style-name="P12">SHOW page -- All</text:p>
                </text:list-item>
                <text:list-item>
                  <text:p text:style-name="P12">THRT SHOW page -- All except TRN PT</text:p>
                </text:list-item>
                <text:list-item>
                  <text:p text:style-name="P13">COORD SHOW page -- All</text:p>
                </text:list-item>
                <text:list-item>
                  <text:p text:style-name="P19"><text:span text:style-name="T2">Press PHASE OSB (B2) to toggle NAV/ATK phase. <text:s/>THRT SHOW settings carry over to both phases, SHOW and COORD show have to be set up </text:span><text:span text:style-name="T16">for each </text:span><text:span text:style-name="T2">phase</text:span><text:span text:style-name="T16"> separately</text:span><text:span text:style-name="T2">.</text:span></text:p>
                </text:list-item>
              </text:list>
            </text:list-item>
            <text:list-item>
              <text:p text:style-name="P14"><text:span text:style-name="T91">M</text:span><text:span text:style-name="T98">ap style: </text:span><text:span text:style-name="T77">[</text:span><text:span text:style-name="T78">TSD</text:span><text:span text:style-name="T77">]</text:span><text:span text:style-name="T98"> &gt; </text:span><text:span text:style-name="T78">MAP</text:span><text:span text:style-name="T98"> &gt; </text:span><text:span text:style-name="T78">TYPE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7"><text:span text:style-name="T94">Use </text:span><text:span text:style-name="T95">TYPE</text:span><text:span text:style-name="T94"> </text:span><text:span text:style-name="T95">&gt; </text:span><text:span text:style-name="T94">DIG and COLOR BAND </text:span><text:span text:style-name="T95">&gt; </text:span><text:span text:style-name="T94">A/C to have a digital elevation map with ground 50 ft (??) or more below your aircraft drawn in green, ground above that drawn in red.</text:span></text:p>
                </text:list-item>
              </text:list>
            </text:list-item>
          </text:list>
        </text:list-item>
      </text:list>
      <text:list xml:id="list172914198976767" text:continue-list="list172914546620515" text:style-name="L2">
        <text:list-item>
          <text:p text:style-name="P22"><text:span text:style-name="T71">Boresight HMD</text:span>: <text:span text:style-name="T71">[WPN]</text:span> &gt; <text:span text:style-name="T71">BORESIGHT</text:span> &gt; <text:span text:style-name="T71">IHADSS</text:span><text:span text:style-name="T104">,</text:span> line up <text:span text:style-name="T97">HMD LOS </text:span>crosshair in boresight rings<text:span text:style-name="T104">,</text:span> <text:span text:style-name="T71">B/S NOW</text:span> OSB<text:span text:style-name="T97"> (you can also click B/S NOW with </text:span><text:span text:style-name="T74">Cursor Enter</text:span><text:span text:style-name="T97"> (</text:span><text:span text:style-name="T100">Collective </text:span><text:span text:style-name="T75">Trigger S1</text:span><text:span text:style-name="T100"> or </text:span><text:span text:style-name="T74">Ministick press</text:span><text:span text:style-name="T97">)</text:span></text:p>
        </text:list-item>
      </text:list>
      <text:list text:style-name="L5">
        <text:list-item>
          <text:list>
            <text:list-item>
              <text:p text:style-name="P38"><text:span text:style-name="T103">IMPORTANT:</text:span><text:span text:style-name="T17"> </text:span><text:span text:style-name="T42">INTR LT PRIMARY</text:span><text:span text:style-name="T17"> knob (left console rear) must be turned up to see boresight reticle.</text:span></text:p>
            </text:list-item>
          </text:list>
        </text:list-item>
      </text:list>
      <text:list xml:id="list172914341487209" text:continue-list="list172914198976767" text:style-name="L2">
        <text:list-item>
          <text:p text:style-name="P23">Set<text:span text:style-name="T105"> Hellfire seeker code and </text:span>laser designator code<text:span text:style-name="T104">:</text:span><text:span text:style-name="T105"> </text:span><text:span text:style-name="T77">[WPN]</text:span><text:span text:style-name="T104"> &gt; </text:span><text:span text:style-name="T77">CHAN</text:span><text:span text:style-name="T104">, select letter</text:span><text:span text:style-name="T105">/code</text:span><text:span text:style-name="T104"> OSB</text:span><text:span text:style-name="T105">, then </text:span><text:span text:style-name="T79">[WPN]</text:span><text:span text:style-name="T105"> &gt; </text:span><text:span text:style-name="T79">CODE</text:span><text:span text:style-name="T105">, select same letter/code OSB (must match in order to self-designate Hellfires)</text:span></text:p>
        </text:list-item>
        <text:list-item>
          <text:p text:style-name="P25"><text:span text:style-name="T71">Tune </text:span><text:span text:style-name="T72">radios</text:span><text:span text:style-name="T96">: </text:span><text:span text:style-name="T73">[</text:span><text:span text:style-name="T72">COM</text:span><text:span text:style-name="T73">]</text:span><text:span text:style-name="T96"> &gt; </text:span><text:span text:style-name="T72">MAN</text:span><text:span text:style-name="T96"> &gt; </text:span><text:span text:style-name="T72">L1-L4</text:span><text:span text:style-name="T96"> </text:span><text:span text:style-name="T97">OSB </text:span><text:span text:style-name="T96">to select radio, then type in freq on </text:span><text:span text:style-name="T72">KU</text:span><text:span text:style-name="T96"> and press </text:span><text:span text:style-name="T72">ENTER</text:span><text:span text:style-name="T96">.</text:span></text:p>
        </text:list-item>
        <text:list-item>
          <text:p text:style-name="P39"><text:span text:style-name="T15">Check </text:span><text:span text:style-name="T41">baro altitude</text:span><text:span text:style-name="T15"> on </text:span><text:span text:style-name="T43">[</text:span><text:span text:style-name="T41">A/C</text:span><text:span text:style-name="T43">]</text:span><text:span text:style-name="T15"> &gt; </text:span><text:span text:style-name="T41">FLT</text:span><text:span text:style-name="T15"> page (upper right corner of HMD repeater display). <text:s/>If it's wrong, s</text:span><text:span text:style-name="T10">et</text:span><text:span text:style-name="T15"> it</text:span><text:span text:style-name="T10"> to </text:span><text:span text:style-name="T37">QNE</text:span><text:span text:style-name="T11">:</text:span></text:p>
          <text:list>
            <text:list-item>
              <text:p text:style-name="P39"><text:span text:style-name="T43">[A/C] &gt; </text:span><text:span text:style-name="T38">FLT</text:span><text:span text:style-name="T11"> &gt; </text:span><text:span text:style-name="T39">SET</text:span><text:span text:style-name="T12"> &gt; </text:span><text:span text:style-name="T38">ALT</text:span><text:span text:style-name="T11"> &gt; enter </text:span><text:span text:style-name="T13">current (airfield) </text:span><text:span text:style-name="T11">altitude on </text:span><text:span text:style-name="T38">KU</text:span><text:span text:style-name="T11"> and press </text:span><text:span text:style-name="T38">ENTER</text:span><text:span text:style-name="T13">, or use PRESS and set the pressure, but ALT is probably more reliable.</text:span></text:p>
            </text:list-item>
          </text:list>
        </text:list-item>
        <text:list-item>
          <text:p text:style-name="P40"><text:span text:style-name="T13">Set </text:span><text:span text:style-name="T44">backup altimeter</text:span><text:span text:style-name="T13"> altitude to </text:span><text:span text:style-name="T44">QNE</text:span><text:span text:style-name="T13">: Turn knob to match reading to current baro altitude</text:span><text:span text:style-name="T18"> (instrument panel lower right)</text:span></text:p>
        </text:list-item>
        <text:list-item>
          <text:p text:style-name="P26"><text:span text:style-name="T91">If </text:span>air temp <text:span text:style-name="T71">less than 41</text:span><text:span text:style-name="T90">°</text:span><text:span text:style-name="T71"> F/5</text:span><text:span text:style-name="T90">°</text:span><text:span text:style-name="T71"> C</text:span><text:span text:style-name="T91">: </text:span><text:span text:style-name="T71">Anti-ice system</text:span> ... <text:span text:style-name="T71">As needed</text:span> <text:span text:style-name="T91">(</text:span><text:span text:style-name="T71">[A/C]</text:span> &gt; <text:span text:style-name="T71">UTIL</text:span> &gt; <text:span text:style-name="T71">R3-R6</text:span> OSBs<text:span text:style-name="T91">)</text:span></text:p>
        </text:list-item>
        <text:list-item>
          <text:p text:style-name="P27"><text:span text:style-name="T100">Set </text:span><text:span text:style-name="T71">MANRNG</text:span><text:span text:style-name="T100"> to </text:span><text:span text:style-name="T75">800 m</text:span><text:span text:style-name="T100">:</text:span><text:span text:style-name="T99"> </text:span><text:span text:style-name="T77">[</text:span><text:span text:style-name="T76">WPN</text:span><text:span text:style-name="T77">]</text:span><text:span text:style-name="T99"> &gt; </text:span><text:span text:style-name="T76">MANRNG&gt;</text:span><text:span text:style-name="T100">,</text:span><text:span text:style-name="T99"> enter </text:span><text:span text:style-name="T76">800</text:span><text:span text:style-name="T99"> on </text:span><text:span text:style-name="T76">KU</text:span><text:span text:style-name="T99"> and press </text:span><text:span text:style-name="T76">ENTER</text:span></text:p>
        </text:list-item>
        <text:list-item>
          <text:p text:style-name="P24">Set laser designator code and Hellfire channel</text:p>
        </text:list-item>
      </text:list>
      <text:p text:style-name="P3"/>
      <text:p text:style-name="P6"><text:span text:style-name="T20">GUNNER Before takeoff, for human gunner only -- </text:span><text:span text:style-name="T19">TODO</text:span></text:p>
      <text:list text:style-name="L6">
        <text:list-item>
          <text:p text:style-name="P28"><text:span text:style-name="T85">Laser ... Enabled:</text:span> <text:span text:style-name="T105">[</text:span>WPN<text:span text:style-name="T105">]</text:span> &gt; CHAN &gt; UTIL &gt; LASER</text:p>
        </text:list-item>
        <text:list-item>
          <text:p text:style-name="P29">...</text:p>
        </text:list-item>
      </text:list>
      <text:p text:style-name="P2"/>
      <text:p text:style-name="P5">Performance limits</text:p>
      <text:list text:style-name="L7">
        <text:list-item>
          <text:p text:style-name="P30"><text:span text:style-name="T83">Tested m</text:span><text:span text:style-name="T80">ax fully loaded speed</text:span><text:span text:style-name="T87"> </text:span><text:span text:style-name="T88">(with </text:span><text:span text:style-name="T87">8x Hellfire + 2x M151 rocket pods)</text:span><text:span text:style-name="T89">: </text:span><text:span text:style-name="T81">132 kts</text:span><text:span text:style-name="T87"> (244 kph) in nose-to-tail trim, 134 kts (248 kph) in aerodynamic trim</text:span></text:p>
        </text:list-item>
        <text:list-item>
          <text:p text:style-name="P41"><text:span text:style-name="T45">Vne</text:span><text:span text:style-name="T48"> speed: </text:span><text:span text:style-name="T49">197 kts, or less depending on density altitude and temperature.</text:span><text:span text:style-name="T50"> <text:s/>Shown on PERF page.</text:span></text:p>
        </text:list-item>
        <text:list-item>
          <text:p text:style-name="P32">Max achievable speed about 210 kts (388 kph) in a steep dive, no retreating blade stall happening.</text:p>
        </text:list-item>
        <text:list-item>
          <text:p text:style-name="P33">With Robbie tank<text:span text:style-name="T107"> installed</text:span>, <text:span text:style-name="T71">7</text:span><text:span text:style-name="T84">9</text:span><text:span text:style-name="T71">% fuel</text:span> is empty <text:span text:style-name="T107">Robbie </text:span>tank<text:span text:style-name="T107"> and full (standard) internal fuel</text:span>.</text:p>
        </text:list-item>
        <text:list-item>
          <text:p text:style-name="P31"><text:span text:style-name="T82">S</text:span><text:span text:style-name="T71">peeds</text:span><text:span text:style-name="T86">:</text:span></text:p>
          <text:list>
            <text:list-item>
              <text:p text:style-name="P34">With symmetrical external tanks: 130 kts</text:p>
            </text:list-item>
            <text:list-item>
              <text:p text:style-name="P34">Stores jettison: 130 kts (minimize side slip)<text:span text:style-name="T92">; e</text:span>xternal tank jettison: 100 kts</text:p>
            </text:list-item>
            <text:list-item>
              <text:p text:style-name="P34">Sideways/backwards flight: 45 kts</text:p>
            </text:list-item>
            <text:list-item>
              <text:p text:style-name="P34">Searchlight:<text:span text:style-name="T93"> </text:span>Moving light: 90 kts<text:span text:style-name="T93">; </text:span>Not moving: 200 kts</text:p>
            </text:list-item>
          </text:list>
        </text:list-item>
        <text:list-item>
          <text:p text:style-name="P41"><text:span text:style-name="T46">NR limits</text:span><text:span text:style-name="T51"> </text:span><text:span text:style-name="T52">(rotor RPM)</text:span><text:span text:style-name="T53">:</text:span></text:p>
          <text:list>
            <text:list-item>
              <text:p text:style-name="P35">Max: 110%</text:p>
            </text:list-item>
            <text:list-item>
              <text:p text:style-name="P35">Transient: 106-110% (high rotor warning light at 106+%)</text:p>
            </text:list-item>
            <text:list-item>
              <text:p text:style-name="P36"><text:span text:style-name="T71">Normal:</text:span> 95-105%</text:p>
            </text:list-item>
            <text:list-item>
              <text:p text:style-name="P36">Transient: 0-94%</text:p>
            </text:list-item>
          </text:list>
        </text:list-item>
        <text:list-item>
          <text:p text:style-name="P41"><text:span text:style-name="T46">TGT </text:span><text:span text:style-name="T47">limits</text:span><text:span text:style-name="T51"> (</text:span><text:span text:style-name="T52">T700-GE-701C engine</text:span><text:span text:style-name="T51">):</text:span></text:p>
          <text:list>
            <text:list-item>
              <text:p text:style-name="P42"><text:span text:style-name="T53">M</text:span><text:span text:style-name="T52">ax: 949 </text:span><text:span text:style-name="T55">°</text:span><text:span text:style-name="T52">C</text:span></text:p>
            </text:list-item>
            <text:list-item>
              <text:p text:style-name="P42"><text:span text:style-name="T52">Single engine transient: 897-949 </text:span><text:span text:style-name="T55">°</text:span><text:span text:style-name="T52">C, 12 sec</text:span></text:p>
            </text:list-item>
            <text:list-item>
              <text:p text:style-name="P42"><text:span text:style-name="T52">Single engine contingency: 879-896 </text:span><text:span text:style-name="T55">°</text:span><text:span text:style-name="T52">C, 2.5 min</text:span></text:p>
            </text:list-item>
            <text:list-item>
              <text:p text:style-name="P42"><text:span text:style-name="T52">Intermediate rated power: 871-878 </text:span><text:span text:style-name="T55">°</text:span><text:span text:style-name="T52">C, 10 min</text:span></text:p>
            </text:list-item>
            <text:list-item>
              <text:p text:style-name="P42"><text:span text:style-name="T52">Maximum during start: 851 </text:span><text:span text:style-name="T55">°</text:span><text:span text:style-name="T52">C</text:span></text:p>
            </text:list-item>
            <text:list-item>
              <text:p text:style-name="P42"><text:span text:style-name="T52">Intermediate rated power: 811-870 </text:span><text:span text:style-name="T55">°</text:span><text:span text:style-name="T52">C, 30 min</text:span></text:p>
            </text:list-item>
            <text:list-item>
              <text:p text:style-name="P42"><text:span text:style-name="T46">Max continuous:</text:span><text:span text:style-name="T52"> 810 </text:span><text:span text:style-name="T55">°</text:span><text:span text:style-name="T52">C</text:span></text:p>
            </text:list-item>
            <text:list-item>
              <text:p text:style-name="P42"><text:span text:style-name="T52">Normal: 0-810 </text:span><text:span text:style-name="T55">°</text:span><text:span text:style-name="T52">C</text:span></text:p>
            </text:list-item>
          </text:list>
        </text:list-item>
        <text:list-item>
          <text:p text:style-name="P43"><text:span text:style-name="T54">T</text:span><text:span text:style-name="T1">orque limits:</text:span></text:p>
          <text:list>
            <text:list-item>
              <text:p text:style-name="P34"><text:span text:style-name="T92">Rated </text:span>Max: 115%<text:span text:style-name="T92"> (actual max is 130%)</text:span></text:p>
            </text:list-item>
            <text:list-item>
              <text:p text:style-name="P34">Transient: 101-115%<text:span text:style-name="T69"> (6 sec</text:span><text:span text:style-name="T70">)</text:span></text:p>
            </text:list-item>
            <text:list-item>
              <text:p text:style-name="P34"><text:span text:style-name="T71">Normal:</text:span> 0-100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7:29:12.916000000</dc:date>
    <meta:editing-duration>P2DT55M33S</meta:editing-duration>
    <meta:editing-cycles>126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67" meta:word-count="743" meta:character-count="3941" meta:non-whitespace-character-count="3316"/>
  </office:meta>
</office:document-meta>
</file>